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.4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6.1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8pt" style:use-optimal-row-height="true" fo:break-before="auto"/>
    </style:style>
    <style:style style:name="ro10" style:family="table-row">
      <style:table-row-properties style:row-height="29.25pt" style:use-optimal-row-height="false" fo:break-before="auto"/>
    </style:style>
    <style:style style:name="ro11" style:family="table-row">
      <style:table-row-properties style:row-height="22.35pt" style:use-optimal-row-height="false" fo:break-before="auto"/>
    </style:style>
    <style:style style:name="ro12" style:family="table-row">
      <style:table-row-properties style:row-height="16.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cas del mineral de la lá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Turmalina, cristales grand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 los cristales</text:p>
          </table:table-cell>
          <table:table-cell office:value-type="string" table:style-name="ce5">
            <text:p>Hipidiomórficos con secciones prismáticas y basales pseudohexagonals en agregados granulare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ieve</text:p>
          </table:table-cell>
          <table:table-cell office:value-type="string" table:style-name="ce5">
            <text:p>Elevado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es</text:p>
          </table:table-cell>
          <table:table-cell office:value-type="string" table:style-name="ce5">
            <text:p>Ocres, marrones y azules variante en el mismo cristal (zonación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Moderad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n</text:p>
          </table:table-cell>
          <table:table-cell office:value-type="string" table:style-name="ce5">
            <text:p>No apreciable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Hasta 2º orden pero enmascarado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Recta (en secciones claramente prismáticas)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d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Muy marcada, de azul a marrones en LPN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ancia en la imagen</text:p>
          </table:table-cell>
          <table:table-cell office:value-type="percentage" office:value="0.95" table:style-name="ce6">
            <text:p>95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8">
          <table:table-cell office:value-type="string" table:style-name="ce7">
            <text:p>Otros minerales importantes en la lámina (%)</text:p>
          </table:table-cell>
          <table:table-cell office:value-type="string" table:style-name="ce5">
            <text:p>Cuarzo 5%</text:p>
          </table:table-cell>
          <table:table-cell table:style-name="ce5"/>
          <table:table-cell table:number-columns-repeated="4" table:style-name="ce8"/>
          <table:table-cell table:number-columns-repeated="16377"/>
        </table:table-row>
        <table:table-row table:style-name="ro1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1048574" table:style-name="ro7">
          <table:table-cell table:number-columns-repeated="16384"/>
        </table:table-row>
      </table:table>
      <table:table table:name="Full3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9">
            <text:p>Características generales del mineral</text:p>
          </table:table-cell>
          <table:table-cell office:value-type="string" table:style-name="ce5">
            <text:p>Turmalina</text:p>
          </table:table-cell>
          <table:table-cell table:number-columns-repeated="16382"/>
        </table:table-row>
        <table:table-row table:style-name="ro9">
          <table:table-cell office:value-type="string" table:style-name="ce4">
            <text:p>Fórmula química</text:p>
          </table:table-cell>
          <table:table-cell office:value-type="string" table:style-name="ce8">
            <text:p>(Na, Ca)(Al, Fe, Li)(Al, Mg, Mn)<text:span text:style-name="T2">6</text:span>(BO<text:span text:style-name="T2">3</text:span>)<text:span text:style-name="T2">3</text:span>(Si<text:span text:style-name="T2">6</text:span>O<text:span text:style-name="T2">18</text:span>)(OH, F)<text:span text:style-name="T2">4</text:span>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orma de los cristales</text:p>
          </table:table-cell>
          <table:table-cell office:value-type="string" table:style-name="ce5">
            <text:p>Idiomórficas, hipidiomórficas o alotriomórficas en secciones prismáticas y basales pseudohexagonals o triangulares. A veces en agregados columnares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Relieve</text:p>
          </table:table-cell>
          <table:table-cell office:value-type="string" table:style-name="ce5">
            <text:p>Elevad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</text:p>
          </table:table-cell>
          <table:table-cell office:value-type="string" table:style-name="ce10">
            <text:p>Muy diversos, desde azules, rosados, verdes o marrones a incoloro y marcando la zonació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Puede ser bastante marcado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Exfoliación</text:p>
          </table:table-cell>
          <table:table-cell office:value-type="string" table:style-name="ce5">
            <text:p>Muy pobre en dos direccion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n</text:p>
          </table:table-cell>
          <table:table-cell office:value-type="string" table:style-name="ce5">
            <text:p>A micas y clori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Hasta 2º orden pero a menudo quedan enmascarados por el color del miner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Recta, visible en secciones prismática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do</text:p>
          </table:table-cell>
          <table:table-cell office:value-type="string" table:style-name="ce5">
            <text:p>Ra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Muy frecuent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e interferencia</text:p>
          </table:table-cell>
          <table:table-cell office:value-type="string" table:style-name="ce5">
            <text:p>Un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o óptico</text:p>
          </table:table-cell>
          <table:table-cell office:value-type="string" table:style-name="ce5">
            <text:p>Negativo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Miguel</dc:creator>
    <meta:creation-date>2018-02-14T10:30:30Z</meta:creation-date>
    <dc:date>2018-11-23T21:16:53Z</dc:date>
    <meta:editing-cycles>9</meta:editing-cycles>
    <meta:editing-duration>PT4012S</meta:editing-duration>
  </office:meta>
</office:document-meta>
</file>